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0.8437in"/>
    </style:style>
    <style:style style:name="co10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1.0417in"/>
    </style:style>
    <style:style style:name="co5" style:family="table-column">
      <style:table-column-properties fo:break-before="auto" style:column-width="1.3854in"/>
    </style:style>
    <style:style style:name="co6" style:family="table-column">
      <style:table-column-properties fo:break-before="auto" style:column-width="0.9583in"/>
    </style:style>
    <style:style style:name="co7" style:family="table-column">
      <style:table-column-properties fo:break-before="auto" style:column-width="1.0311in"/>
    </style:style>
    <style:style style:name="co8" style:family="table-column">
      <style:table-column-properties fo:break-before="auto" style:column-width="0.9374in"/>
    </style:style>
    <style:style style:name="co9" style:family="table-column">
      <style:table-column-properties fo:break-before="auto" style:column-width="2.3228in"/>
    </style:style>
    <style:style style:name="co12" style:family="table-column">
      <style:table-column-properties fo:break-before="auto" style:column-width="0.7398in"/>
    </style:style>
    <style:style style:name="co13" style:family="table-column">
      <style:table-column-properties fo:break-before="auto" style:column-width="0.6874in"/>
    </style:style>
    <style:style style:name="co14" style:family="table-column">
      <style:table-column-properties fo:break-before="auto" style:column-width="1.8543in"/>
    </style:style>
    <style:style style:name="ro6" style:family="table-row">
      <style:table-row-properties style:row-height="0.8854in" fo:break-before="auto" style:use-optimal-row-height="true"/>
    </style:style>
    <style:style style:name="ro7" style:family="table-row">
      <style:table-row-properties style:row-height="0.198in" fo:break-before="auto" style:use-optimal-row-height="true"/>
    </style:style>
    <style:style style:name="ro8" style:family="table-row">
      <style:table-row-properties style:row-height="0.3543in" fo:break-before="auto" style:use-optimal-row-height="true"/>
    </style:style>
    <style:style style:name="ro4" style:family="table-row">
      <style:table-row-properties style:row-height="1.1307in" fo:break-before="auto" style:use-optimal-row-height="false"/>
    </style:style>
    <style:style style:name="ro5" style:family="table-row">
      <style:table-row-properties style:row-height="1.3984in" fo:break-before="auto" style:use-optimal-row-height="false"/>
    </style:style>
    <style:style style:name="ro9" style:family="table-row">
      <style:table-row-properties style:row-height="0.6382in" fo:break-before="auto" style:use-optimal-row-height="false"/>
    </style:style>
    <style:style style:name="ro10" style:family="table-row">
      <style:table-row-properties style:row-height="0.2083in" fo:break-before="auto" style:use-optimal-row-height="false"/>
    </style:style>
    <style:style style:name="ro11" style:family="table-row">
      <style:table-row-properties style:row-height="0.1917in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boolean-style style:name="N10099" number:language="en" number:country="US">
      <number:boolean/>
    </number:boolean-style>
    <style:style style:name="ce1" style:family="table-cell" style:parent-style-name="Excel_20_Built-in_20_Normal" style:data-style-name="N1000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text-position="" style:font-name="Times New Roman" fo:font-size="10pt" style:font-name-asian="Times New Roman" style:font-size-asian="10pt" style:font-name-complex="Times New Roman" style:font-size-complex="10pt"/>
    </style:style>
    <style:style style:name="ce8" style:family="table-cell" style:parent-style-name="Default" style:data-style-name="N0">
      <style:text-properties style:text-position=""/>
    </style:style>
    <style:style style:name="ce3" style:family="table-cell" style:parent-style-name="Excel_20_Built-in_20_Normal" style:data-style-name="N10000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4" style:family="table-cell" style:parent-style-name="Excel_20_Built-in_20_Normal" style:data-style-name="N10000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5" style:family="table-cell" style:parent-style-name="Excel_20_Built-in_20_Normal" style:data-style-name="N10000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6" style:family="table-cell" style:parent-style-name="Excel_20_Built-in_20_Normal" style:data-style-name="N10099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7" style:family="table-cell" style:parent-style-name="Excel_20_Built-in_20_Normal" style:data-style-name="N10099">
      <style:table-cell-properties style:text-align-source="fix" style:repeat-content="false" fo:background-color="transparent" fo:wrap-option="wrap" style:vertical-align="middle"/>
      <style:paragraph-properties fo:text-align="end" fo:margin-left="0in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9" style:family="table-cell" style:parent-style-name="Excel_20_Built-in_20_Normal" style:data-style-name="N10000">
      <style:table-cell-properties fo:background-color="#ffffff" style:text-align-source="fix" style:repeat-content="false" style:vertical-align="middle"/>
      <style:paragraph-properties fo:text-align="center"/>
      <style:text-properties style:font-name="Times New Roman" fo:font-size="10pt" style:font-name-asian="Times New Roman" style:font-size-asian="10pt" style:font-name-complex="Times New Roman" style:font-size-complex="10pt"/>
    </style:style>
    <style:style style:name="ce10" style:family="table-cell" style:parent-style-name="Excel_20_Built-in_20_Normal" style:data-style-name="N10000">
      <style:table-cell-properties fo:background-color="#ffffff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1" style:family="table-cell" style:parent-style-name="Default" style:data-style-name="N0"/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Zeno" table:style-name="ta3"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8" table:default-cell-style-name="ce4"/>
        <table:table-column table:style-name="co9" table:default-cell-style-name="ce4"/>
        <table:table-column table:style-name="co4" table:number-columns-repeated="2" table:default-cell-style-name="ce4"/>
        <table:table-column table:style-name="co12" table:default-cell-style-name="ce4"/>
        <table:table-column table:style-name="co13" table:number-columns-repeated="7" table:default-cell-style-name="ce4"/>
        <table:table-column table:style-name="co14" table:default-cell-style-name="ce4"/>
        <table:table-column table:style-name="co13" table:number-columns-repeated="990" table:default-cell-style-name="ce4"/>
        <table:table-column table:style-name="co10" table:number-columns-repeated="4" table:default-cell-style-name="ce11"/>
        <table:table-column table:style-name="co13" table:number-columns-repeated="6" table:default-cell-style-name="ce11"/>
        <table:table-column table:style-name="co10" table:number-columns-repeated="4" table:default-cell-style-name="ce11"/>
        <table:table-column table:style-name="co13" table:default-cell-style-name="ce11"/>
        <table:table-column table:style-name="co10" table:number-columns-repeated="2" table:default-cell-style-name="ce11"/>
        <table:table-row table:style-name="ro4">
          <table:table-cell table:style-name="ce3" office:value-type="string" calcext:value-type="string">
            <text:p>Chest board i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joint_name</text:p>
          </table:table-cell>
          <table:table-cell table:style-name="ce3" office:value-type="string" calcext:value-type="string">
            <text:p>range of motion in degrees from it's min to max</text:p>
          </table:table-cell>
          <table:table-cell table:style-name="ce3" office:value-type="string" calcext:value-type="string">
            <text:p>Direction when commanded value is increasing</text:p>
          </table:table-cell>
          <table:table-cell table:style-name="ce3" office:value-type="string" calcext:value-type="string">
            <text:p>reverse</text:p>
          </table:table-cell>
          <table:table-cell table:style-name="ce5" office:value-type="string" calcext:value-type="string">
            <text:p>Config</text:p>
          </table:table-cell>
          <table:table-cell table:style-name="Default" table:number-columns-repeated="8"/>
          <table:table-cell table:style-name="ce5" table:number-columns-repeated="11"/>
          <table:table-cell table:number-columns-repeated="994"/>
        </table:table-row>
        <table:table-row table:style-name="ro5"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45" calcext:value-type="float">
            <text:p>1745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745" calcext:value-type="float">
            <text:p>1745</text:p>
          </table:table-cell>
          <table:table-cell table:number-columns-repeated="2" table:style-name="ce3" office:value-type="string" calcext:value-type="string">
            <text:p>l_shoulder_pitch_joint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up</text:p>
          </table:table-cell>
          <table:table-cell table:style-name="ce6" office:value-type="string" calcext:value-type="string">
            <text:p>false</text:p>
          </table:table-cell>
          <table:table-cell table:style-name="ce5" table:formula="of:=CONCATENATE([.G2];&quot;:&quot;;CHAR(10);&quot;  pololu_id: &quot;;[.A2];CHAR(10);&quot;  motor_id: &quot;;[.B2];CHAR(10);&quot;  min: &quot;;[.D2];CHAR(10);&quot;  max: &quot;;[.E2];CHAR(10);&quot;  init: &quot;;[.C2];CHAR(10);&quot;  reverse: &quot;;[.J2];CHAR(10);&quot;  calibration:&quot;;CHAR(10);&quot;    min_pulse: 1000&quot;;CHAR(10);&quot;    min_angle: -45&quot;;CHAR(10);&quot;    max_pulse: 2000&quot;;CHAR(10);&quot;    max_angle: 50&quot;;CHAR(10);CHAR(10))" office:value-type="string" office:string-value="l_shoulder_pitch_joint:&#10;  pololu_id: 12&#10;  motor_id: 0&#10;  min: 992&#10;  max: 1745&#10;  init: 1745&#10;  reverse: false&#10;  calibration:&#10;    min_pulse: 1000&#10;    min_angle: -45&#10;    max_pulse: 2000&#10;    max_angle: 50&#10;&#10;" calcext:value-type="string">
            <text:p>l_shoulder_pitch_joint:</text:p>
            <text:p>  pololu_id: 12</text:p>
            <text:p>  motor_id: 0</text:p>
            <text:p>  min: 992</text:p>
            <text:p>  max: 1745</text:p>
            <text:p>  init: 1745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Default" table:number-columns-repeated="8"/>
          <table:table-cell table:style-name="ce5" table:number-columns-repeated="11"/>
          <table:table-cell table:style-name="ce9" table:number-columns-repeated="977"/>
          <table:table-cell table:number-columns-repeated="17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29" calcext:value-type="float">
            <text:p>1329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2" table:style-name="ce3" office:value-type="string" calcext:value-type="string">
            <text:p>l_elbow_roll_joint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outward</text:p>
          </table:table-cell>
          <table:table-cell table:style-name="ce6" office:value-type="string" calcext:value-type="string">
            <text:p>false</text:p>
          </table:table-cell>
          <table:table-cell table:style-name="ce5" table:formula="of:=CONCATENATE([.G3];&quot;:&quot;;CHAR(10);&quot;  pololu_id: &quot;;[.A3];CHAR(10);&quot;  motor_id: &quot;;[.B3];CHAR(10);&quot;  min: &quot;;[.D3];CHAR(10);&quot;  max: &quot;;[.E3];CHAR(10);&quot;  init: &quot;;[.C3];CHAR(10);&quot;  reverse: &quot;;[.J3];CHAR(10);&quot;  calibration:&quot;;CHAR(10);&quot;    min_pulse: 1000&quot;;CHAR(10);&quot;    min_angle: -45&quot;;CHAR(10);&quot;    max_pulse: 2000&quot;;CHAR(10);&quot;    max_angle: 50&quot;;CHAR(10);CHAR(10))" office:value-type="string" office:string-value="l_elbow_roll_joint:&#10;  pololu_id: 12&#10;  motor_id: 1&#10;  min: 1000&#10;  max: 2000&#10;  init: 1329&#10;  reverse: false&#10;  calibration:&#10;    min_pulse: 1000&#10;    min_angle: -45&#10;    max_pulse: 2000&#10;    max_angle: 50&#10;&#10;" calcext:value-type="string">
            <text:p>l_elbow_roll_joint:</text:p>
            <text:p>  pololu_id: 12</text:p>
            <text:p>  motor_id: 1</text:p>
            <text:p>  min: 1000</text:p>
            <text:p>  max: 2000</text:p>
            <text:p>  init: 1329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Default" table:number-columns-repeated="8"/>
          <table:table-cell table:style-name="ce5" table:number-columns-repeated="11"/>
          <table:table-cell table:style-name="ce9" table:number-columns-repeated="977"/>
          <table:table-cell table:number-columns-repeated="17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525" calcext:value-type="float">
            <text:p>1525</text:p>
          </table:table-cell>
          <table:table-cell table:style-name="ce3" office:value-type="float" office:value="1398" calcext:value-type="float">
            <text:p>1398</text:p>
          </table:table-cell>
          <table:table-cell table:style-name="ce3" office:value-type="float" office:value="1931" calcext:value-type="float">
            <text:p>1931</text:p>
          </table:table-cell>
          <table:table-cell table:number-columns-repeated="2" table:style-name="ce3" office:value-type="string" calcext:value-type="string">
            <text:p>l_elbow_pitch_joint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in</text:p>
          </table:table-cell>
          <table:table-cell table:style-name="ce6" office:value-type="string" calcext:value-type="string">
            <text:p>false</text:p>
          </table:table-cell>
          <table:table-cell table:style-name="ce5" table:formula="of:=CONCATENATE([.G4];&quot;:&quot;;CHAR(10);&quot;  pololu_id: &quot;;[.A4];CHAR(10);&quot;  motor_id: &quot;;[.B4];CHAR(10);&quot;  min: &quot;;[.D4];CHAR(10);&quot;  max: &quot;;[.E4];CHAR(10);&quot;  init: &quot;;[.C4];CHAR(10);&quot;  reverse: &quot;;[.J4];CHAR(10);&quot;  calibration:&quot;;CHAR(10);&quot;    min_pulse: 1000&quot;;CHAR(10);&quot;    min_angle: -45&quot;;CHAR(10);&quot;    max_pulse: 2000&quot;;CHAR(10);&quot;    max_angle: 50&quot;;CHAR(10);CHAR(10))" office:value-type="string" office:string-value="l_elbow_pitch_joint:&#10;  pololu_id: 12&#10;  motor_id: 2&#10;  min: 1398&#10;  max: 1931&#10;  init: 1525&#10;  reverse: false&#10;  calibration:&#10;    min_pulse: 1000&#10;    min_angle: -45&#10;    max_pulse: 2000&#10;    max_angle: 50&#10;&#10;" calcext:value-type="string">
            <text:p>l_elbow_pitch_joint:</text:p>
            <text:p>  pololu_id: 12</text:p>
            <text:p>  motor_id: 2</text:p>
            <text:p>  min: 1398</text:p>
            <text:p>  max: 1931</text:p>
            <text:p>  init: 1525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Default" table:number-columns-repeated="8"/>
          <table:table-cell table:style-name="ce5" table:number-columns-repeated="11"/>
          <table:table-cell table:style-name="ce9" table:number-columns-repeated="977"/>
          <table:table-cell table:number-columns-repeated="17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931" calcext:value-type="float">
            <text:p>1931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2" table:style-name="ce3" office:value-type="string" calcext:value-type="string">
            <text:p>l_wrist_roll_joint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outward</text:p>
          </table:table-cell>
          <table:table-cell table:style-name="ce6" office:value-type="string" calcext:value-type="string">
            <text:p>false</text:p>
          </table:table-cell>
          <table:table-cell table:style-name="ce5" table:formula="of:=CONCATENATE([.G5];&quot;:&quot;;CHAR(10);&quot;  pololu_id: &quot;;[.A5];CHAR(10);&quot;  motor_id: &quot;;[.B5];CHAR(10);&quot;  min: &quot;;[.D5];CHAR(10);&quot;  max: &quot;;[.E5];CHAR(10);&quot;  init: &quot;;[.C5];CHAR(10);&quot;  reverse: &quot;;[.J5];CHAR(10);&quot;  calibration:&quot;;CHAR(10);&quot;    min_pulse: 1000&quot;;CHAR(10);&quot;    min_angle: -45&quot;;CHAR(10);&quot;    max_pulse: 2000&quot;;CHAR(10);&quot;    max_angle: 50&quot;;CHAR(10);CHAR(10))" office:value-type="string" office:string-value="l_wrist_roll_joint:&#10;  pololu_id: 12&#10;  motor_id: 3&#10;  min: 992&#10;  max: 2000&#10;  init: 1931&#10;  reverse: false&#10;  calibration:&#10;    min_pulse: 1000&#10;    min_angle: -45&#10;    max_pulse: 2000&#10;    max_angle: 50&#10;&#10;" calcext:value-type="string">
            <text:p>l_wrist_roll_joint:</text:p>
            <text:p>  pololu_id: 12</text:p>
            <text:p>  motor_id: 3</text:p>
            <text:p>  min: 992</text:p>
            <text:p>  max: 2000</text:p>
            <text:p>  init: 1931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Default" table:number-columns-repeated="8"/>
          <table:table-cell table:style-name="ce5" table:number-columns-repeated="11"/>
          <table:table-cell table:style-name="ce9" table:number-columns-repeated="977"/>
          <table:table-cell table:number-columns-repeated="17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706" calcext:value-type="float">
            <text:p>1706</text:p>
          </table:table-cell>
          <table:table-cell table:style-name="ce3" office:value-type="string" calcext:value-type="string">
            <text:p>left hand grasp (Not created)</text:p>
          </table:table-cell>
          <table:table-cell table:style-name="ce3" office:value-type="string" calcext:value-type="string">
            <text:p>left_hand_grasp</text:p>
          </table:table-cell>
          <table:table-cell table:style-name="ce3" office:value-type="string" calcext:value-type="string">
            <text:p>30 (movement frommiddle finger)</text:p>
          </table:table-cell>
          <table:table-cell table:style-name="ce3" office:value-type="string" calcext:value-type="string">
            <text:p>squeeze</text:p>
          </table:table-cell>
          <table:table-cell table:style-name="ce6" office:value-type="string" calcext:value-type="string">
            <text:p>false</text:p>
          </table:table-cell>
          <table:table-cell table:style-name="ce5" table:formula="of:=CONCATENATE([.G6];&quot;:&quot;;CHAR(10);&quot;  pololu_id: &quot;;[.A6];CHAR(10);&quot;  motor_id: &quot;;[.B6];CHAR(10);&quot;  min: &quot;;[.D6];CHAR(10);&quot;  max: &quot;;[.E6];CHAR(10);&quot;  init: &quot;;[.C6];CHAR(10);&quot;  reverse: &quot;;[.J6];CHAR(10);&quot;  calibration:&quot;;CHAR(10);&quot;    min_pulse: 1000&quot;;CHAR(10);&quot;    min_angle: -45&quot;;CHAR(10);&quot;    max_pulse: 2000&quot;;CHAR(10);&quot;    max_angle: 50&quot;;CHAR(10);CHAR(10))" office:value-type="string" office:string-value="left_hand_grasp:&#10;  pololu_id: 12&#10;  motor_id: 4&#10;  min: 992&#10;  max: 1706&#10;  init: 1200&#10;  reverse: false&#10;  calibration:&#10;    min_pulse: 1000&#10;    min_angle: -45&#10;    max_pulse: 2000&#10;    max_angle: 50&#10;&#10;" calcext:value-type="string">
            <text:p>left_hand_grasp:</text:p>
            <text:p>  pololu_id: 12</text:p>
            <text:p>  motor_id: 4</text:p>
            <text:p>  min: 992</text:p>
            <text:p>  max: 1706</text:p>
            <text:p>  init: 1200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Default" table:number-columns-repeated="8"/>
          <table:table-cell table:style-name="ce5" table:number-columns-repeated="11"/>
          <table:table-cell table:style-name="ce9" table:number-columns-repeated="977"/>
          <table:table-cell table:number-columns-repeated="17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990" calcext:value-type="float">
            <text:p>1990</text:p>
          </table:table-cell>
          <table:table-cell table:number-columns-repeated="2" table:style-name="ce3" office:value-type="string" calcext:value-type="string">
            <text:p>l_shoulder_roll_joint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up</text:p>
          </table:table-cell>
          <table:table-cell table:style-name="ce6" office:value-type="string" calcext:value-type="string">
            <text:p>false</text:p>
          </table:table-cell>
          <table:table-cell table:style-name="ce5" table:formula="of:=CONCATENATE([.G7];&quot;:&quot;;CHAR(10);&quot;  pololu_id: &quot;;[.A7];CHAR(10);&quot;  motor_id: &quot;;[.B7];CHAR(10);&quot;  min: &quot;;[.D7];CHAR(10);&quot;  max: &quot;;[.E7];CHAR(10);&quot;  init: &quot;;[.C7];CHAR(10);&quot;  reverse: &quot;;[.J7];CHAR(10);&quot;  calibration:&quot;;CHAR(10);&quot;    min_pulse: 1000&quot;;CHAR(10);&quot;    min_angle: -45&quot;;CHAR(10);&quot;    max_pulse: 2000&quot;;CHAR(10);&quot;    max_angle: 50&quot;;CHAR(10);CHAR(10))" office:value-type="string" office:string-value="l_shoulder_roll_joint:&#10;  pololu_id: 12&#10;  motor_id: 6&#10;  min: 992&#10;  max: 1990&#10;  init: 2000&#10;  reverse: false&#10;  calibration:&#10;    min_pulse: 1000&#10;    min_angle: -45&#10;    max_pulse: 2000&#10;    max_angle: 50&#10;&#10;" calcext:value-type="string">
            <text:p>l_shoulder_roll_joint:</text:p>
            <text:p>  pololu_id: 12</text:p>
            <text:p>  motor_id: 6</text:p>
            <text:p>  min: 992</text:p>
            <text:p>  max: 1990</text:p>
            <text:p>  init: 2000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Default" table:number-columns-repeated="8"/>
          <table:table-cell table:style-name="ce5" table:number-columns-repeated="11"/>
          <table:table-cell table:style-name="ce9" table:number-columns-repeated="977"/>
          <table:table-cell table:number-columns-repeated="17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49" calcext:value-type="float">
            <text:p>1349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2" table:style-name="ce3" office:value-type="string" calcext:value-type="string">
            <text:p>neck_yaw_joint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right</text:p>
          </table:table-cell>
          <table:table-cell table:style-name="ce6" office:value-type="string" calcext:value-type="string">
            <text:p>false</text:p>
          </table:table-cell>
          <table:table-cell table:style-name="ce5" table:formula="of:=CONCATENATE([.G8];&quot;:&quot;;CHAR(10);&quot;  pololu_id: &quot;;[.A8];CHAR(10);&quot;  motor_id: &quot;;[.B8];CHAR(10);&quot;  min: &quot;;[.D8];CHAR(10);&quot;  max: &quot;;[.E8];CHAR(10);&quot;  init: &quot;;[.C8];CHAR(10);&quot;  reverse: &quot;;[.J8];CHAR(10);&quot;  calibration:&quot;;CHAR(10);&quot;    min_pulse: 1000&quot;;CHAR(10);&quot;    min_angle: -45&quot;;CHAR(10);&quot;    max_pulse: 2000&quot;;CHAR(10);&quot;    max_angle: 50&quot;;CHAR(10);CHAR(10))" office:value-type="string" office:string-value="neck_yaw_joint:&#10;  pololu_id: 12&#10;  motor_id: 7&#10;  min: 992&#10;  max: 2000&#10;  init: 1349&#10;  reverse: false&#10;  calibration:&#10;    min_pulse: 1000&#10;    min_angle: -45&#10;    max_pulse: 2000&#10;    max_angle: 50&#10;&#10;" calcext:value-type="string">
            <text:p>neck_yaw_joint:</text:p>
            <text:p>  pololu_id: 12</text:p>
            <text:p>  motor_id: 7</text:p>
            <text:p>  min: 992</text:p>
            <text:p>  max: 2000</text:p>
            <text:p>  init: 1349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Default" table:number-columns-repeated="8"/>
          <table:table-cell table:style-name="ce5" table:number-columns-repeated="11"/>
          <table:table-cell table:style-name="ce9" table:number-columns-repeated="977"/>
          <table:table-cell table:number-columns-repeated="17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54" calcext:value-type="float">
            <text:p>1554</text:p>
          </table:table-cell>
          <table:table-cell table:style-name="ce3" office:value-type="float" office:value="1016" calcext:value-type="float">
            <text:p>1016</text:p>
          </table:table-cell>
          <table:table-cell table:style-name="ce3" office:value-type="float" office:value="1907" calcext:value-type="float">
            <text:p>1907</text:p>
          </table:table-cell>
          <table:table-cell table:number-columns-repeated="2" table:style-name="ce3" office:value-type="string" calcext:value-type="string">
            <text:p>torso_joint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left</text:p>
          </table:table-cell>
          <table:table-cell table:style-name="ce6" office:value-type="string" calcext:value-type="string">
            <text:p>false</text:p>
          </table:table-cell>
          <table:table-cell table:style-name="ce5" table:formula="of:=CONCATENATE([.G9];&quot;:&quot;;CHAR(10);&quot;  pololu_id: &quot;;[.A9];CHAR(10);&quot;  motor_id: &quot;;[.B9];CHAR(10);&quot;  min: &quot;;[.D9];CHAR(10);&quot;  max: &quot;;[.E9];CHAR(10);&quot;  init: &quot;;[.C9];CHAR(10);&quot;  reverse: &quot;;[.J9];CHAR(10);&quot;  calibration:&quot;;CHAR(10);&quot;    min_pulse: 1000&quot;;CHAR(10);&quot;    min_angle: -45&quot;;CHAR(10);&quot;    max_pulse: 2000&quot;;CHAR(10);&quot;    max_angle: 50&quot;;CHAR(10);CHAR(10))" office:value-type="string" office:string-value="torso_joint:&#10;  pololu_id: 12&#10;  motor_id: 8&#10;  min: 1016&#10;  max: 1907&#10;  init: 1554&#10;  reverse: false&#10;  calibration:&#10;    min_pulse: 1000&#10;    min_angle: -45&#10;    max_pulse: 2000&#10;    max_angle: 50&#10;&#10;" calcext:value-type="string">
            <text:p>torso_joint:</text:p>
            <text:p>  pololu_id: 12</text:p>
            <text:p>  motor_id: 8</text:p>
            <text:p>  min: 1016</text:p>
            <text:p>  max: 1907</text:p>
            <text:p>  init: 1554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Default" table:number-columns-repeated="8"/>
          <table:table-cell table:style-name="ce5" table:number-columns-repeated="11"/>
          <table:table-cell table:style-name="ce9" table:number-columns-repeated="977"/>
          <table:table-cell table:number-columns-repeated="17"/>
        </table:table-row>
        <table:table-row table:style-name="ro9">
          <table:table-cell table:number-columns-repeated="2" table:style-name="ce3" office:value-type="float" office:value="12" calcext:value-type="float">
            <text:p>12</text:p>
          </table:table-cell>
          <table:table-cell table:style-name="ce3" office:value-type="float" office:value="1090" calcext:value-type="float">
            <text:p>109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2" table:style-name="ce3" office:value-type="string" calcext:value-type="string">
            <text:p>r_shoulder_pitch_joint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down</text:p>
          </table:table-cell>
          <table:table-cell table:style-name="ce6" office:value-type="string" calcext:value-type="string">
            <text:p>false</text:p>
          </table:table-cell>
          <table:table-cell table:style-name="ce5" table:formula="of:=CONCATENATE([.G10];&quot;:&quot;;CHAR(10);&quot;  pololu_id: &quot;;[.A10];CHAR(10);&quot;  motor_id: &quot;;[.B10];CHAR(10);&quot;  min: &quot;;[.D10];CHAR(10);&quot;  max: &quot;;[.E10];CHAR(10);&quot;  init: &quot;;[.C10];CHAR(10);&quot;  reverse: &quot;;[.J10];CHAR(10);&quot;  calibration:&quot;;CHAR(10);&quot;    min_pulse: 1000&quot;;CHAR(10);&quot;    min_angle: -45&quot;;CHAR(10);&quot;    max_pulse: 2000&quot;;CHAR(10);&quot;    max_angle: 50&quot;;CHAR(10);CHAR(10))" office:value-type="string" office:string-value="r_shoulder_pitch_joint:&#10;  pololu_id: 12&#10;  motor_id: 12&#10;  min: 992&#10;  max: 2000&#10;  init: 1090&#10;  reverse: false&#10;  calibration:&#10;    min_pulse: 1000&#10;    min_angle: -45&#10;    max_pulse: 2000&#10;    max_angle: 50&#10;&#10;" calcext:value-type="string">
            <text:p>r_shoulder_pitch_joint:</text:p>
            <text:p>  pololu_id: 12</text:p>
            <text:p>  motor_id: 12</text:p>
            <text:p>  min: 992</text:p>
            <text:p>  max: 2000</text:p>
            <text:p>  init: 1090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ce5" table:number-columns-repeated="19"/>
          <table:table-cell table:style-name="ce9" table:number-columns-repeated="977"/>
          <table:table-cell table:number-columns-repeated="17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992" calcext:value-type="float">
            <text:p>992</text:p>
          </table:table-cell>
          <table:table-cell table:style-name="ce3" office:value-type="float" office:value="1600" calcext:value-type="float">
            <text:p>1600</text:p>
          </table:table-cell>
          <table:table-cell table:number-columns-repeated="2" table:style-name="ce3" office:value-type="string" calcext:value-type="string">
            <text:p>r_shoulder_roll_joint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inward</text:p>
          </table:table-cell>
          <table:table-cell table:style-name="ce6" office:value-type="string" calcext:value-type="string">
            <text:p>false</text:p>
          </table:table-cell>
          <table:table-cell table:style-name="ce5" table:formula="of:=CONCATENATE([.G11];&quot;:&quot;;CHAR(10);&quot;  pololu_id: &quot;;[.A11];CHAR(10);&quot;  motor_id: &quot;;[.B11];CHAR(10);&quot;  min: &quot;;[.D11];CHAR(10);&quot;  max: &quot;;[.E11];CHAR(10);&quot;  init: &quot;;[.C11];CHAR(10);&quot;  reverse: &quot;;[.J11];CHAR(10);&quot;  calibration:&quot;;CHAR(10);&quot;    min_pulse: 1000&quot;;CHAR(10);&quot;    min_angle: -45&quot;;CHAR(10);&quot;    max_pulse: 2000&quot;;CHAR(10);&quot;    max_angle: 50&quot;;CHAR(10);CHAR(10))" office:value-type="string" office:string-value="r_shoulder_roll_joint:&#10;  pololu_id: 12&#10;  motor_id: 13&#10;  min: 992&#10;  max: 1600&#10;  init: 992&#10;  reverse: false&#10;  calibration:&#10;    min_pulse: 1000&#10;    min_angle: -45&#10;    max_pulse: 2000&#10;    max_angle: 50&#10;&#10;" calcext:value-type="string">
            <text:p>r_shoulder_roll_joint:</text:p>
            <text:p>  pololu_id: 12</text:p>
            <text:p>  motor_id: 13</text:p>
            <text:p>  min: 992</text:p>
            <text:p>  max: 1600</text:p>
            <text:p>  init: 992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ce5" table:number-columns-repeated="19"/>
          <table:table-cell table:style-name="ce9" table:number-columns-repeated="977"/>
          <table:table-cell table:number-columns-repeated="17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25" calcext:value-type="float">
            <text:p>1725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2" table:style-name="ce3" office:value-type="string" calcext:value-type="string">
            <text:p>r_elbow_roll_joint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inward</text:p>
          </table:table-cell>
          <table:table-cell table:style-name="ce6" office:value-type="string" calcext:value-type="string">
            <text:p>false</text:p>
          </table:table-cell>
          <table:table-cell table:style-name="ce5" table:formula="of:=CONCATENATE([.G12];&quot;:&quot;;CHAR(10);&quot;  pololu_id: &quot;;[.A12];CHAR(10);&quot;  motor_id: &quot;;[.B12];CHAR(10);&quot;  min: &quot;;[.D12];CHAR(10);&quot;  max: &quot;;[.E12];CHAR(10);&quot;  init: &quot;;[.C12];CHAR(10);&quot;  reverse: &quot;;[.J12];CHAR(10);&quot;  calibration:&quot;;CHAR(10);&quot;    min_pulse: 1000&quot;;CHAR(10);&quot;    min_angle: -45&quot;;CHAR(10);&quot;    max_pulse: 2000&quot;;CHAR(10);&quot;    max_angle: 50&quot;;CHAR(10);CHAR(10))" office:value-type="string" office:string-value="r_elbow_roll_joint:&#10;  pololu_id: 12&#10;  motor_id: 14&#10;  min: 992&#10;  max: 2000&#10;  init: 1725&#10;  reverse: false&#10;  calibration:&#10;    min_pulse: 1000&#10;    min_angle: -45&#10;    max_pulse: 2000&#10;    max_angle: 50&#10;&#10;" calcext:value-type="string">
            <text:p>r_elbow_roll_joint:</text:p>
            <text:p>  pololu_id: 12</text:p>
            <text:p>  motor_id: 14</text:p>
            <text:p>  min: 992</text:p>
            <text:p>  max: 2000</text:p>
            <text:p>  init: 1725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ce5" table:number-columns-repeated="996"/>
          <table:table-cell table:number-columns-repeated="17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60" calcext:value-type="float">
            <text:p>1760</text:p>
          </table:table-cell>
          <table:table-cell table:style-name="ce3" office:value-type="float" office:value="1136" calcext:value-type="float">
            <text:p>1136</text:p>
          </table:table-cell>
          <table:table-cell table:style-name="ce3" office:value-type="float" office:value="1792" calcext:value-type="float">
            <text:p>1792</text:p>
          </table:table-cell>
          <table:table-cell table:number-columns-repeated="2" table:style-name="ce3" office:value-type="string" calcext:value-type="string">
            <text:p>r_elbow_pitch_joint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outward</text:p>
          </table:table-cell>
          <table:table-cell table:style-name="ce6" office:value-type="string" calcext:value-type="string">
            <text:p>false</text:p>
          </table:table-cell>
          <table:table-cell table:style-name="ce5" table:formula="of:=CONCATENATE([.G13];&quot;:&quot;;CHAR(10);&quot;  pololu_id: &quot;;[.A13];CHAR(10);&quot;  motor_id: &quot;;[.B13];CHAR(10);&quot;  min: &quot;;[.D13];CHAR(10);&quot;  max: &quot;;[.E13];CHAR(10);&quot;  init: &quot;;[.C13];CHAR(10);&quot;  reverse: &quot;;[.J13];CHAR(10);&quot;  calibration:&quot;;CHAR(10);&quot;    min_pulse: 1000&quot;;CHAR(10);&quot;    min_angle: -45&quot;;CHAR(10);&quot;    max_pulse: 2000&quot;;CHAR(10);&quot;    max_angle: 50&quot;;CHAR(10);CHAR(10))" office:value-type="string" office:string-value="r_elbow_pitch_joint:&#10;  pololu_id: 12&#10;  motor_id: 15&#10;  min: 1136&#10;  max: 1792&#10;  init: 1760&#10;  reverse: false&#10;  calibration:&#10;    min_pulse: 1000&#10;    min_angle: -45&#10;    max_pulse: 2000&#10;    max_angle: 50&#10;&#10;" calcext:value-type="string">
            <text:p>r_elbow_pitch_joint:</text:p>
            <text:p>  pololu_id: 12</text:p>
            <text:p>  motor_id: 15</text:p>
            <text:p>  min: 1136</text:p>
            <text:p>  max: 1792</text:p>
            <text:p>  init: 1760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ce5" table:number-columns-repeated="996"/>
          <table:table-cell table:number-columns-repeated="17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61" calcext:value-type="float">
            <text:p>1261</text:p>
          </table:table-cell>
          <table:table-cell table:style-name="ce3" office:value-type="float" office:value="996" calcext:value-type="float">
            <text:p>996</text:p>
          </table:table-cell>
          <table:table-cell table:style-name="ce3" office:value-type="float" office:value="2000" calcext:value-type="float">
            <text:p>2000</text:p>
          </table:table-cell>
          <table:table-cell table:number-columns-repeated="2" table:style-name="ce3" office:value-type="string" calcext:value-type="string">
            <text:p>r_wrist_roll_joint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inward</text:p>
          </table:table-cell>
          <table:table-cell table:style-name="ce6" office:value-type="string" calcext:value-type="string">
            <text:p>false</text:p>
          </table:table-cell>
          <table:table-cell table:style-name="ce5" table:formula="of:=CONCATENATE([.G14];&quot;:&quot;;CHAR(10);&quot;  pololu_id: &quot;;[.A14];CHAR(10);&quot;  motor_id: &quot;;[.B14];CHAR(10);&quot;  min: &quot;;[.D14];CHAR(10);&quot;  max: &quot;;[.E14];CHAR(10);&quot;  init: &quot;;[.C14];CHAR(10);&quot;  reverse: &quot;;[.J14];CHAR(10);&quot;  calibration:&quot;;CHAR(10);&quot;    min_pulse: 1000&quot;;CHAR(10);&quot;    min_angle: -45&quot;;CHAR(10);&quot;    max_pulse: 2000&quot;;CHAR(10);&quot;    max_angle: 50&quot;;CHAR(10);CHAR(10))" office:value-type="string" office:string-value="r_wrist_roll_joint:&#10;  pololu_id: 12&#10;  motor_id: 16&#10;  min: 996&#10;  max: 2000&#10;  init: 1261&#10;  reverse: false&#10;  calibration:&#10;    min_pulse: 1000&#10;    min_angle: -45&#10;    max_pulse: 2000&#10;    max_angle: 50&#10;&#10;" calcext:value-type="string">
            <text:p>r_wrist_roll_joint:</text:p>
            <text:p>  pololu_id: 12</text:p>
            <text:p>  motor_id: 16</text:p>
            <text:p>  min: 996</text:p>
            <text:p>  max: 2000</text:p>
            <text:p>  init: 1261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ce5" table:number-columns-repeated="996"/>
          <table:table-cell table:number-columns-repeated="17"/>
        </table:table-row>
        <table:table-row table:style-name="ro9"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486" calcext:value-type="float">
            <text:p>1486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701" calcext:value-type="float">
            <text:p>1701</text:p>
          </table:table-cell>
          <table:table-cell table:style-name="ce3" office:value-type="string" calcext:value-type="string">
            <text:p>right hand grasp (not created)</text:p>
          </table:table-cell>
          <table:table-cell table:style-name="ce3" office:value-type="string" calcext:value-type="string">
            <text:p>right_hand_grasp</text:p>
          </table:table-cell>
          <table:table-cell table:style-name="ce3" office:value-type="string" calcext:value-type="string">
            <text:p>30 (movement frommiddle finger)</text:p>
          </table:table-cell>
          <table:table-cell table:style-name="ce3" office:value-type="string" calcext:value-type="string">
            <text:p>release</text:p>
          </table:table-cell>
          <table:table-cell table:style-name="ce6" office:value-type="string" calcext:value-type="string">
            <text:p>false</text:p>
          </table:table-cell>
          <table:table-cell table:style-name="ce5" table:formula="of:=CONCATENATE([.G15];&quot;:&quot;;CHAR(10);&quot;  pololu_id: &quot;;[.A15];CHAR(10);&quot;  motor_id: &quot;;[.B15];CHAR(10);&quot;  min: &quot;;[.D15];CHAR(10);&quot;  max: &quot;;[.E15];CHAR(10);&quot;  init: &quot;;[.C15];CHAR(10);&quot;  reverse: &quot;;[.J15];CHAR(10);&quot;  calibration:&quot;;CHAR(10);&quot;    min_pulse: 1000&quot;;CHAR(10);&quot;    min_angle: -45&quot;;CHAR(10);&quot;    max_pulse: 2000&quot;;CHAR(10);&quot;    max_angle: 50&quot;;CHAR(10);CHAR(10))" office:value-type="string" office:string-value="right_hand_grasp:&#10;  pololu_id: 12&#10;  motor_id: 17&#10;  min: 992&#10;  max: 1701&#10;  init: 1486&#10;  reverse: false&#10;  calibration:&#10;    min_pulse: 1000&#10;    min_angle: -45&#10;    max_pulse: 2000&#10;    max_angle: 50&#10;&#10;" calcext:value-type="string">
            <text:p>right_hand_grasp:</text:p>
            <text:p>  pololu_id: 12</text:p>
            <text:p>  motor_id: 17</text:p>
            <text:p>  min: 992</text:p>
            <text:p>  max: 1701</text:p>
            <text:p>  init: 1486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ce5" table:number-columns-repeated="996"/>
          <table:table-cell table:number-columns-repeated="17"/>
        </table:table-row>
        <table:table-row table:style-name="ro9">
          <table:table-cell table:style-name="ce3" table:number-columns-repeated="10"/>
          <table:table-cell table:style-name="ce5" table:number-columns-repeated="997"/>
          <table:table-cell table:number-columns-repeated="17"/>
        </table:table-row>
        <table:table-row table:style-name="ro9">
          <table:table-cell table:style-name="ce3" office:value-type="string" calcext:value-type="string">
            <text:p>head board id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init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joint_name</text:p>
          </table:table-cell>
          <table:table-cell table:style-name="ce3" office:value-type="string" calcext:value-type="string">
            <text:p>range of motion in degrees from it's min to max</text:p>
          </table:table-cell>
          <table:table-cell table:style-name="ce3" office:value-type="string" calcext:value-type="string">
            <text:p>Direction when commanded value is increasing</text:p>
          </table:table-cell>
          <table:table-cell table:style-name="ce3" office:value-type="string" calcext:value-type="string">
            <text:p>reverse</text:p>
          </table:table-cell>
          <table:table-cell table:style-name="ce5" table:formula="of:=CONCATENATE([.G17];&quot;:&quot;;CHAR(10);&quot;  pololu_id: &quot;;[.A17];CHAR(10);&quot;  motor_id: &quot;;[.B17];CHAR(10);&quot;  min: &quot;;[.D17];CHAR(10);&quot;  max: &quot;;[.E17];CHAR(10);&quot;  init: &quot;;[.C17];CHAR(10);&quot;  reverse: &quot;;[.J17];CHAR(10);&quot;  calibration:&quot;;CHAR(10);&quot;    min_pulse: 1000&quot;;CHAR(10);&quot;    min_angle: -45&quot;;CHAR(10);&quot;    max_pulse: 2000&quot;;CHAR(10);&quot;    max_angle: 50&quot;;CHAR(10);CHAR(10))" office:value-type="string" office:string-value="joint_name:&#10;  pololu_id: head board id&#10;  motor_id: id&#10;  min: min&#10;  max: max&#10;  init: init&#10;  reverse: reverse&#10;  calibration:&#10;    min_pulse: 1000&#10;    min_angle: -45&#10;    max_pulse: 2000&#10;    max_angle: 50&#10;&#10;" calcext:value-type="string">
            <text:p>joint_name:</text:p>
            <text:p>  pololu_id: head board id</text:p>
            <text:p>  motor_id: id</text:p>
            <text:p>  min: min</text:p>
            <text:p>  max: max</text:p>
            <text:p>  init: init</text:p>
            <text:p>  reverse: rever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ce5" table:number-columns-repeated="996"/>
          <table:table-cell table:number-columns-repeated="17"/>
        </table:table-row>
        <table:table-row table:style-name="ro9"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70" calcext:value-type="float">
            <text:p>1070</text:p>
          </table:table-cell>
          <table:table-cell table:style-name="ce3" office:value-type="float" office:value="992" calcext:value-type="float">
            <text:p>992</text:p>
          </table:table-cell>
          <table:table-cell table:style-name="ce3" office:value-type="float" office:value="1300" calcext:value-type="float">
            <text:p>1300</text:p>
          </table:table-cell>
          <table:table-cell table:number-columns-repeated="2" table:style-name="ce3" office:value-type="string" calcext:value-type="string">
            <text:p>neck_roll_joint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right</text:p>
          </table:table-cell>
          <table:table-cell table:style-name="ce7" office:value-type="string" calcext:value-type="string">
            <text:p>false</text:p>
          </table:table-cell>
          <table:table-cell table:style-name="ce5" table:formula="of:=CONCATENATE([.G18];&quot;:&quot;;CHAR(10);&quot;  pololu_id: &quot;;[.A18];CHAR(10);&quot;  motor_id: &quot;;[.B18];CHAR(10);&quot;  min: &quot;;[.D18];CHAR(10);&quot;  max: &quot;;[.E18];CHAR(10);&quot;  init: &quot;;[.C18];CHAR(10);&quot;  reverse: &quot;;[.J18];CHAR(10);&quot;  calibration:&quot;;CHAR(10);&quot;    min_pulse: 1000&quot;;CHAR(10);&quot;    min_angle: -45&quot;;CHAR(10);&quot;    max_pulse: 2000&quot;;CHAR(10);&quot;    max_angle: 50&quot;;CHAR(10);CHAR(10))" office:value-type="string" office:string-value="neck_roll_joint:&#10;  pololu_id: 24&#10;  motor_id: 0&#10;  min: 992&#10;  max: 1300&#10;  init: 1070&#10;  reverse: false&#10;  calibration:&#10;    min_pulse: 1000&#10;    min_angle: -45&#10;    max_pulse: 2000&#10;    max_angle: 50&#10;&#10;" calcext:value-type="string">
            <text:p>neck_roll_joint:</text:p>
            <text:p>  pololu_id: 24</text:p>
            <text:p>  motor_id: 0</text:p>
            <text:p>  min: 992</text:p>
            <text:p>  max: 1300</text:p>
            <text:p>  init: 1070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ce5" table:number-columns-repeated="996"/>
          <table:table-cell table:number-columns-repeated="17"/>
        </table:table-row>
        <table:table-row table:style-name="ro10">
          <table:table-cell table:style-name="ce3" office:value-type="float" office:value="24" calcext:value-type="float">
            <text:p>2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862" calcext:value-type="float">
            <text:p>1862</text:p>
          </table:table-cell>
          <table:table-cell table:style-name="ce5" office:value-type="float" office:value="1588" calcext:value-type="float">
            <text:p>1588</text:p>
          </table:table-cell>
          <table:table-cell table:style-name="ce5" office:value-type="float" office:value="2000" calcext:value-type="float">
            <text:p>2000</text:p>
          </table:table-cell>
          <table:table-cell table:number-columns-repeated="2" table:style-name="ce5" office:value-type="string" calcext:value-type="string">
            <text:p>neck_pitch_joint</text:p>
          </table:table-cell>
          <table:table-cell table:style-name="ce5"/>
          <table:table-cell table:style-name="ce5" office:value-type="string" calcext:value-type="string">
            <text:p>down</text:p>
          </table:table-cell>
          <table:table-cell table:style-name="ce7" office:value-type="string" calcext:value-type="string">
            <text:p>false</text:p>
          </table:table-cell>
          <table:table-cell table:style-name="ce5" table:formula="of:=CONCATENATE([.G19];&quot;:&quot;;CHAR(10);&quot;  pololu_id: &quot;;[.A19];CHAR(10);&quot;  motor_id: &quot;;[.B19];CHAR(10);&quot;  min: &quot;;[.D19];CHAR(10);&quot;  max: &quot;;[.E19];CHAR(10);&quot;  init: &quot;;[.C19];CHAR(10);&quot;  reverse: &quot;;[.J19];CHAR(10);&quot;  calibration:&quot;;CHAR(10);&quot;    min_pulse: 1000&quot;;CHAR(10);&quot;    min_angle: -45&quot;;CHAR(10);&quot;    max_pulse: 2000&quot;;CHAR(10);&quot;    max_angle: 50&quot;;CHAR(10);CHAR(10))" office:value-type="string" office:string-value="neck_pitch_joint:&#10;  pololu_id: 24&#10;  motor_id: 1&#10;  min: 1588&#10;  max: 2000&#10;  init: 1862&#10;  reverse: false&#10;  calibration:&#10;    min_pulse: 1000&#10;    min_angle: -45&#10;    max_pulse: 2000&#10;    max_angle: 50&#10;&#10;" calcext:value-type="string">
            <text:p>neck_pitch_joint:</text:p>
            <text:p>  pololu_id: 24</text:p>
            <text:p>  motor_id: 1</text:p>
            <text:p>  min: 1588</text:p>
            <text:p>  max: 2000</text:p>
            <text:p>  init: 1862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ce5" table:number-columns-repeated="19"/>
          <table:table-cell table:number-columns-repeated="39"/>
          <table:table-cell table:style-name="ce10" table:number-columns-repeated="938"/>
          <table:table-cell table:number-columns-repeated="17"/>
        </table:table-row>
        <table:table-row table:style-name="ro10">
          <table:table-cell table:style-name="ce3" office:value-type="float" office:value="24" calcext:value-type="float">
            <text:p>2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334" calcext:value-type="float">
            <text:p>1334</text:p>
          </table:table-cell>
          <table:table-cell table:style-name="ce5" office:value-type="float" office:value="992" calcext:value-type="float">
            <text:p>992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string" calcext:value-type="string">
            <text:p>brow (not created)</text:p>
          </table:table-cell>
          <table:table-cell table:style-name="ce5" office:value-type="string" calcext:value-type="string">
            <text:p>brow_joint</text:p>
          </table:table-cell>
          <table:table-cell table:style-name="ce5"/>
          <table:table-cell table:style-name="ce5" office:value-type="string" calcext:value-type="string">
            <text:p>angry</text:p>
          </table:table-cell>
          <table:table-cell table:style-name="ce7" office:value-type="string" calcext:value-type="string">
            <text:p>false</text:p>
          </table:table-cell>
          <table:table-cell table:style-name="ce5" table:formula="of:=CONCATENATE([.G20];&quot;:&quot;;CHAR(10);&quot;  pololu_id: &quot;;[.A20];CHAR(10);&quot;  motor_id: &quot;;[.B20];CHAR(10);&quot;  min: &quot;;[.D20];CHAR(10);&quot;  max: &quot;;[.E20];CHAR(10);&quot;  init: &quot;;[.C20];CHAR(10);&quot;  reverse: &quot;;[.J20];CHAR(10);&quot;  calibration:&quot;;CHAR(10);&quot;    min_pulse: 1000&quot;;CHAR(10);&quot;    min_angle: -45&quot;;CHAR(10);&quot;    max_pulse: 2000&quot;;CHAR(10);&quot;    max_angle: 50&quot;;CHAR(10);CHAR(10))" office:value-type="string" office:string-value="brow_joint:&#10;  pololu_id: 24&#10;  motor_id: 3&#10;  min: 992&#10;  max: 1700&#10;  init: 1334&#10;  reverse: false&#10;  calibration:&#10;    min_pulse: 1000&#10;    min_angle: -45&#10;    max_pulse: 2000&#10;    max_angle: 50&#10;&#10;" calcext:value-type="string">
            <text:p>brow_joint:</text:p>
            <text:p>  pololu_id: 24</text:p>
            <text:p>  motor_id: 3</text:p>
            <text:p>  min: 992</text:p>
            <text:p>  max: 1700</text:p>
            <text:p>  init: 1334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ce5" table:number-columns-repeated="19"/>
          <table:table-cell table:number-columns-repeated="39"/>
          <table:table-cell table:style-name="ce10" table:number-columns-repeated="938"/>
          <table:table-cell table:number-columns-repeated="17"/>
        </table:table-row>
        <table:table-row table:style-name="ro10">
          <table:table-cell table:style-name="ce3" office:value-type="float" office:value="24" calcext:value-type="float">
            <text:p>2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1398" calcext:value-type="float">
            <text:p>1398</text:p>
          </table:table-cell>
          <table:table-cell table:style-name="ce5" office:value-type="float" office:value="1089" calcext:value-type="float">
            <text:p>1089</text:p>
          </table:table-cell>
          <table:table-cell table:style-name="ce5" office:value-type="float" office:value="1525" calcext:value-type="float">
            <text:p>1525</text:p>
          </table:table-cell>
          <table:table-cell table:style-name="ce5" office:value-type="string" calcext:value-type="string">
            <text:p>eyelid (not created)</text:p>
          </table:table-cell>
          <table:table-cell table:style-name="ce5" office:value-type="string" calcext:value-type="string">
            <text:p>eyelid_joint</text:p>
          </table:table-cell>
          <table:table-cell table:style-name="ce5"/>
          <table:table-cell table:style-name="ce5" office:value-type="string" calcext:value-type="string">
            <text:p>open</text:p>
          </table:table-cell>
          <table:table-cell table:style-name="ce7" office:value-type="string" calcext:value-type="string">
            <text:p>false</text:p>
          </table:table-cell>
          <table:table-cell table:style-name="ce5" table:formula="of:=CONCATENATE([.G21];&quot;:&quot;;CHAR(10);&quot;  pololu_id: &quot;;[.A21];CHAR(10);&quot;  motor_id: &quot;;[.B21];CHAR(10);&quot;  min: &quot;;[.D21];CHAR(10);&quot;  max: &quot;;[.E21];CHAR(10);&quot;  init: &quot;;[.C21];CHAR(10);&quot;  reverse: &quot;;[.J21];CHAR(10);&quot;  calibration:&quot;;CHAR(10);&quot;    min_pulse: 1000&quot;;CHAR(10);&quot;    min_angle: -45&quot;;CHAR(10);&quot;    max_pulse: 2000&quot;;CHAR(10);&quot;    max_angle: 50&quot;;CHAR(10);CHAR(10))" office:value-type="string" office:string-value="eyelid_joint:&#10;  pololu_id: 24&#10;  motor_id: 4&#10;  min: 1089&#10;  max: 1525&#10;  init: 1398&#10;  reverse: false&#10;  calibration:&#10;    min_pulse: 1000&#10;    min_angle: -45&#10;    max_pulse: 2000&#10;    max_angle: 50&#10;&#10;" calcext:value-type="string">
            <text:p>eyelid_joint:</text:p>
            <text:p>  pololu_id: 24</text:p>
            <text:p>  motor_id: 4</text:p>
            <text:p>  min: 1089</text:p>
            <text:p>  max: 1525</text:p>
            <text:p>  init: 1398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ce5" table:number-columns-repeated="19"/>
          <table:table-cell table:number-columns-repeated="994"/>
        </table:table-row>
        <table:table-row table:style-name="ro10">
          <table:table-cell table:style-name="ce3" office:value-type="float" office:value="24" calcext:value-type="float">
            <text:p>2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1613" calcext:value-type="float">
            <text:p>1613</text:p>
          </table:table-cell>
          <table:table-cell table:style-name="ce5" office:value-type="float" office:value="992" calcext:value-type="float">
            <text:p>992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string" calcext:value-type="string">
            <text:p>eye up/down (not created)</text:p>
          </table:table-cell>
          <table:table-cell table:style-name="ce5" office:value-type="string" calcext:value-type="string">
            <text:p>eye_up_joint</text:p>
          </table:table-cell>
          <table:table-cell table:style-name="ce5"/>
          <table:table-cell table:style-name="ce5" office:value-type="string" calcext:value-type="string">
            <text:p>up</text:p>
          </table:table-cell>
          <table:table-cell table:style-name="ce7" office:value-type="string" calcext:value-type="string">
            <text:p>false</text:p>
          </table:table-cell>
          <table:table-cell table:style-name="ce5" table:formula="of:=CONCATENATE([.G22];&quot;:&quot;;CHAR(10);&quot;  pololu_id: &quot;;[.A22];CHAR(10);&quot;  motor_id: &quot;;[.B22];CHAR(10);&quot;  min: &quot;;[.D22];CHAR(10);&quot;  max: &quot;;[.E22];CHAR(10);&quot;  init: &quot;;[.C22];CHAR(10);&quot;  reverse: &quot;;[.J22];CHAR(10);&quot;  calibration:&quot;;CHAR(10);&quot;    min_pulse: 1000&quot;;CHAR(10);&quot;    min_angle: -45&quot;;CHAR(10);&quot;    max_pulse: 2000&quot;;CHAR(10);&quot;    max_angle: 50&quot;;CHAR(10);CHAR(10))" office:value-type="string" office:string-value="eye_up_joint:&#10;  pololu_id: 24&#10;  motor_id: 5&#10;  min: 992&#10;  max: 2000&#10;  init: 1613&#10;  reverse: false&#10;  calibration:&#10;    min_pulse: 1000&#10;    min_angle: -45&#10;    max_pulse: 2000&#10;    max_angle: 50&#10;&#10;" calcext:value-type="string">
            <text:p>eye_up_joint:</text:p>
            <text:p>  pololu_id: 24</text:p>
            <text:p>  motor_id: 5</text:p>
            <text:p>  min: 992</text:p>
            <text:p>  max: 2000</text:p>
            <text:p>  init: 1613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ce5" table:number-columns-repeated="19"/>
          <table:table-cell table:number-columns-repeated="994"/>
        </table:table-row>
        <table:table-row table:style-name="ro10">
          <table:table-cell table:style-name="ce3" office:value-type="float" office:value="24" calcext:value-type="float">
            <text:p>2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412" calcext:value-type="float">
            <text:p>1412</text:p>
          </table:table-cell>
          <table:table-cell table:style-name="ce5" office:value-type="float" office:value="1271" calcext:value-type="float">
            <text:p>1271</text:p>
          </table:table-cell>
          <table:table-cell table:style-name="ce5" office:value-type="float" office:value="1648" calcext:value-type="float">
            <text:p>1648</text:p>
          </table:table-cell>
          <table:table-cell table:style-name="ce5" office:value-type="string" calcext:value-type="string">
            <text:p>l_eye_joint and r_eye_joint</text:p>
          </table:table-cell>
          <table:table-cell table:style-name="ce5" office:value-type="string" calcext:value-type="string">
            <text:p>eye_joint</text:p>
          </table:table-cell>
          <table:table-cell table:style-name="ce5"/>
          <table:table-cell table:style-name="ce5" office:value-type="string" calcext:value-type="string">
            <text:p>right</text:p>
          </table:table-cell>
          <table:table-cell table:style-name="ce7" office:value-type="string" calcext:value-type="string">
            <text:p>false</text:p>
          </table:table-cell>
          <table:table-cell table:style-name="ce5" table:formula="of:=CONCATENATE([.G23];&quot;:&quot;;CHAR(10);&quot;  pololu_id: &quot;;[.A23];CHAR(10);&quot;  motor_id: &quot;;[.B23];CHAR(10);&quot;  min: &quot;;[.D23];CHAR(10);&quot;  max: &quot;;[.E23];CHAR(10);&quot;  init: &quot;;[.C23];CHAR(10);&quot;  reverse: &quot;;[.J23];CHAR(10);&quot;  calibration:&quot;;CHAR(10);&quot;    min_pulse: 1000&quot;;CHAR(10);&quot;    min_angle: -45&quot;;CHAR(10);&quot;    max_pulse: 2000&quot;;CHAR(10);&quot;    max_angle: 50&quot;;CHAR(10);CHAR(10))" office:value-type="string" office:string-value="eye_joint:&#10;  pololu_id: 24&#10;  motor_id: 6&#10;  min: 1271&#10;  max: 1648&#10;  init: 1412&#10;  reverse: false&#10;  calibration:&#10;    min_pulse: 1000&#10;    min_angle: -45&#10;    max_pulse: 2000&#10;    max_angle: 50&#10;&#10;" calcext:value-type="string">
            <text:p>eye_joint:</text:p>
            <text:p>  pololu_id: 24</text:p>
            <text:p>  motor_id: 6</text:p>
            <text:p>  min: 1271</text:p>
            <text:p>  max: 1648</text:p>
            <text:p>  init: 1412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ce5" table:number-columns-repeated="19"/>
          <table:table-cell table:number-columns-repeated="994"/>
        </table:table-row>
        <table:table-row table:style-name="ro10">
          <table:table-cell table:style-name="ce3" office:value-type="float" office:value="24" calcext:value-type="float">
            <text:p>2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471" calcext:value-type="float">
            <text:p>1471</text:p>
          </table:table-cell>
          <table:table-cell table:style-name="ce5" office:value-type="float" office:value="992" calcext:value-type="float">
            <text:p>992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string" calcext:value-type="string">
            <text:p>smile/frown (not created)</text:p>
          </table:table-cell>
          <table:table-cell table:style-name="ce5" office:value-type="string" calcext:value-type="string">
            <text:p>smile_joint</text:p>
          </table:table-cell>
          <table:table-cell table:style-name="ce5"/>
          <table:table-cell table:style-name="ce5" office:value-type="string" calcext:value-type="string">
            <text:p>smile</text:p>
          </table:table-cell>
          <table:table-cell table:style-name="ce7" office:value-type="string" calcext:value-type="string">
            <text:p>false</text:p>
          </table:table-cell>
          <table:table-cell table:style-name="ce5" table:formula="of:=CONCATENATE([.G24];&quot;:&quot;;CHAR(10);&quot;  pololu_id: &quot;;[.A24];CHAR(10);&quot;  motor_id: &quot;;[.B24];CHAR(10);&quot;  min: &quot;;[.D24];CHAR(10);&quot;  max: &quot;;[.E24];CHAR(10);&quot;  init: &quot;;[.C24];CHAR(10);&quot;  reverse: &quot;;[.J24];CHAR(10);&quot;  calibration:&quot;;CHAR(10);&quot;    min_pulse: 1000&quot;;CHAR(10);&quot;    min_angle: -45&quot;;CHAR(10);&quot;    max_pulse: 2000&quot;;CHAR(10);&quot;    max_angle: 50&quot;;CHAR(10);CHAR(10))" office:value-type="string" office:string-value="smile_joint:&#10;  pololu_id: 24&#10;  motor_id: 7&#10;  min: 992&#10;  max: 2000&#10;  init: 1471&#10;  reverse: false&#10;  calibration:&#10;    min_pulse: 1000&#10;    min_angle: -45&#10;    max_pulse: 2000&#10;    max_angle: 50&#10;&#10;" calcext:value-type="string">
            <text:p>smile_joint:</text:p>
            <text:p>  pololu_id: 24</text:p>
            <text:p>  motor_id: 7</text:p>
            <text:p>  min: 992</text:p>
            <text:p>  max: 2000</text:p>
            <text:p>  init: 1471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style-name="ce5" table:number-columns-repeated="19"/>
          <table:table-cell table:number-columns-repeated="994"/>
        </table:table-row>
        <table:table-row table:style-name="ro10">
          <table:table-cell table:style-name="ce3" office:value-type="float" office:value="24" calcext:value-type="float">
            <text:p>24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589" calcext:value-type="float">
            <text:p>1589</text:p>
          </table:table-cell>
          <table:table-cell table:style-name="ce5" office:value-type="float" office:value="1285" calcext:value-type="float">
            <text:p>1285</text:p>
          </table:table-cell>
          <table:table-cell table:style-name="ce5" office:value-type="float" office:value="1590" calcext:value-type="float">
            <text:p>1590</text:p>
          </table:table-cell>
          <table:table-cell table:style-name="ce5" office:value-type="string" calcext:value-type="string">
            <text:p>mouth open/close (not created)</text:p>
          </table:table-cell>
          <table:table-cell table:style-name="ce5" office:value-type="string" calcext:value-type="string">
            <text:p>jaw_joint</text:p>
          </table:table-cell>
          <table:table-cell table:style-name="ce5"/>
          <table:table-cell table:style-name="ce5" office:value-type="string" calcext:value-type="string">
            <text:p>closed</text:p>
          </table:table-cell>
          <table:table-cell table:style-name="ce7" office:value-type="string" calcext:value-type="string">
            <text:p>false</text:p>
          </table:table-cell>
          <table:table-cell table:style-name="ce5" table:formula="of:=CONCATENATE([.G25];&quot;:&quot;;CHAR(10);&quot;  pololu_id: &quot;;[.A25];CHAR(10);&quot;  motor_id: &quot;;[.B25];CHAR(10);&quot;  min: &quot;;[.D25];CHAR(10);&quot;  max: &quot;;[.E25];CHAR(10);&quot;  init: &quot;;[.C25];CHAR(10);&quot;  reverse: &quot;;[.J25];CHAR(10);&quot;  calibration:&quot;;CHAR(10);&quot;    min_pulse: 1000&quot;;CHAR(10);&quot;    min_angle: -45&quot;;CHAR(10);&quot;    max_pulse: 2000&quot;;CHAR(10);&quot;    max_angle: 50&quot;;CHAR(10);CHAR(10))" office:value-type="string" office:string-value="jaw_joint:&#10;  pololu_id: 24&#10;  motor_id: 11&#10;  min: 1285&#10;  max: 1590&#10;  init: 1589&#10;  reverse: false&#10;  calibration:&#10;    min_pulse: 1000&#10;    min_angle: -45&#10;    max_pulse: 2000&#10;    max_angle: 50&#10;&#10;" calcext:value-type="string">
            <text:p>jaw_joint:</text:p>
            <text:p>  pololu_id: 24</text:p>
            <text:p>  motor_id: 11</text:p>
            <text:p>  min: 1285</text:p>
            <text:p>  max: 1590</text:p>
            <text:p>  init: 1589</text:p>
            <text:p>  reverse: false</text:p>
            <text:p>  calibration:</text:p>
            <text:p>    min_pulse: 1000</text:p>
            <text:p>    min_angle: -45</text:p>
            <text:p>    max_pulse: 2000</text:p>
            <text:p>    max_angle: 50</text:p>
            <text:p/>
            <text:p/>
          </table:table-cell>
          <table:table-cell table:number-columns-repeated="1013"/>
        </table:table-row>
        <table:table-row table:style-name="ro10" table:number-rows-repeated="5">
          <table:table-cell table:number-columns-repeated="1024"/>
        </table:table-row>
        <table:table-row table:style-name="ro11" table:number-rows-repeated="104854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RS_Media" table:style-name="ta2">
        <table:table-column table:style-name="co4" table:default-cell-style-name="ce8"/>
        <table:table-column table:style-name="co10" table:number-columns-repeated="6" table:default-cell-style-name="ce8"/>
        <table:table-column table:style-name="co11" table:default-cell-style-name="ce8"/>
        <table:table-column table:style-name="co10" table:number-columns-repeated="1016" table:default-cell-style-name="ce8"/>
        <table:table-row table:style-name="ro6">
          <table:table-cell table:style-name="ce1" office:value-type="string" calcext:value-type="string">
            <text:p>Chest board id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init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max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nge of motion in degrees from it's min to max</text:p>
          </table:table-cell>
          <table:table-cell table:style-name="ce1" office:value-type="string" calcext:value-type="string">
            <text:p>Direction when commanded value is increasing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style-name="ce1" office:value-type="float" office:value="91674" calcext:value-type="float">
            <text:p>9167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579.25" calcext:value-type="float">
            <text:p>1579.25</text:p>
          </table:table-cell>
          <table:table-cell table:style-name="ce1" office:value-type="float" office:value="1050" calcext:value-type="float">
            <text:p>1050</text:p>
          </table:table-cell>
          <table:table-cell table:style-name="ce1" office:value-type="float" office:value="1823" calcext:value-type="float">
            <text:p>1823</text:p>
          </table:table-cell>
          <table:table-cell table:style-name="ce1" office:value-type="string" calcext:value-type="string">
            <text:p>neck pitch</text:p>
          </table:table-cell>
          <table:table-cell table:style-name="ce1"/>
          <table:table-cell table:style-name="ce1" office:value-type="string" calcext:value-type="string">
            <text:p>down</text:p>
          </table:table-cell>
          <table:table-cell table:style-name="ce1" table:number-columns-repeated="2"/>
          <table:table-cell table:number-columns-repeated="1014"/>
        </table:table-row>
        <table:table-row table:style-name="ro8">
          <table:table-cell table:style-name="ce1" office:value-type="string" calcext:value-type="string">
            <text:p>device number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1056" calcext:value-type="float">
            <text:p>1056</text:p>
          </table:table-cell>
          <table:table-cell table:style-name="ce1" office:value-type="float" office:value="1282" calcext:value-type="float">
            <text:p>1282</text:p>
          </table:table-cell>
          <table:table-cell table:style-name="ce1" office:value-type="string" calcext:value-type="string">
            <text:p>jaw</text:p>
          </table:table-cell>
          <table:table-cell table:style-name="ce1"/>
          <table:table-cell table:style-name="ce1" office:value-type="string" calcext:value-type="string">
            <text:p>down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style-name="ce1" office:value-type="float" office:value="12" calcext:value-type="float">
            <text:p>1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847" calcext:value-type="float">
            <text:p>1847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2295" calcext:value-type="float">
            <text:p>2295</text:p>
          </table:table-cell>
          <table:table-cell table:style-name="ce1" office:value-type="string" calcext:value-type="string">
            <text:p>smile</text:p>
          </table:table-cell>
          <table:table-cell table:style-name="ce1"/>
          <table:table-cell table:style-name="ce1" office:value-type="string" calcext:value-type="string">
            <text:p>frown</text:p>
          </table:table-cell>
          <table:table-cell table:style-name="ce1" table:number-columns-repeated="2"/>
          <table:table-cell table:number-columns-repeated="1014"/>
        </table:table-row>
        <table:table-row table:style-name="ro8"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1398" calcext:value-type="float">
            <text:p>1398</text:p>
          </table:table-cell>
          <table:table-cell table:style-name="ce1" office:value-type="float" office:value="1008" calcext:value-type="float">
            <text:p>1008</text:p>
          </table:table-cell>
          <table:table-cell table:style-name="ce1" office:value-type="float" office:value="1904" calcext:value-type="float">
            <text:p>1904</text:p>
          </table:table-cell>
          <table:table-cell table:style-name="ce1" office:value-type="string" calcext:value-type="string">
            <text:p>brow</text:p>
          </table:table-cell>
          <table:table-cell table:style-name="ce1"/>
          <table:table-cell table:style-name="ce1" office:value-type="string" calcext:value-type="string">
            <text:p>brow down/angry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style-name="ce1"/>
          <table:table-cell table:style-name="ce1" office:value-type="float" office:value="5" calcext:value-type="float">
            <text:p>5</text:p>
          </table:table-cell>
          <table:table-cell table:style-name="ce1" office:value-type="float" office:value="1525.25" calcext:value-type="float">
            <text:p>1525.25</text:p>
          </table:table-cell>
          <table:table-cell table:style-name="ce1" office:value-type="float" office:value="992" calcext:value-type="float">
            <text:p>992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neck yaw</text:p>
          </table:table-cell>
          <table:table-cell table:style-name="ce1"/>
          <table:table-cell table:style-name="ce1" office:value-type="string" calcext:value-type="string">
            <text:p>left</text:p>
          </table:table-cell>
          <table:table-cell table:style-name="ce1" table:number-columns-repeated="2"/>
          <table:table-cell table:number-columns-repeated="1014"/>
        </table:table-row>
        <table:table-row table:style-name="ro7">
          <table:table-cell table:style-name="ce1"/>
          <table:table-cell table:style-name="ce1" office:value-type="float" office:value="6" calcext:value-type="float">
            <text:p>6</text:p>
          </table:table-cell>
          <table:table-cell table:style-name="ce1" office:value-type="float" office:value="1526.75" calcext:value-type="float">
            <text:p>1526.75</text:p>
          </table:table-cell>
          <table:table-cell table:style-name="ce1" office:value-type="float" office:value="1075" calcext:value-type="float">
            <text:p>1075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string" calcext:value-type="string">
            <text:p>camera</text:p>
          </table:table-cell>
          <table:table-cell table:style-name="ce1"/>
          <table:table-cell table:style-name="ce1" office:value-type="string" calcext:value-type="string">
            <text:p>up</text:p>
          </table:table-cell>
          <table:table-cell table:style-name="ce1" table:number-columns-repeated="2"/>
          <table:table-cell table:number-columns-repeated="1014"/>
        </table:table-row>
        <table:table-row table:style-name="ro7" table:number-rows-repeated="5">
          <table:table-cell table:style-name="ce1" table:number-columns-repeated="10"/>
          <table:table-cell table:number-columns-repeated="1014"/>
        </table:table-row>
        <table:table-row table:style-name="ro7" table:number-rows-repeated="104856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Calibri" svg:font-family="Calibri"/>
    <style:font-face style:name="Times New Roman" svg:font-family="'Times New Roman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HK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</number:text>
      <number:number number:decimal-places="2" number:min-integer-digits="1" number:grouping="true"/>
      <number:text>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0000" number:language="en" number:country="US">
      <number:number number:min-integer-digits="1"/>
    </number:number-style>
    <number:number-style style:name="N120">
      <number:text> $</number:text>
      <number:number number:decimal-places="2" number:min-integer-digits="1" number:grouping="true"/>
      <number:text> </number:text>
    </number:number-style>
    <number:number-style style:name="N121">
      <number:text> $(</number:text>
      <number:number number:decimal-places="2" number:min-integer-digits="1" number:grouping="true"/>
      <number:text>)</number:text>
    </number:number-style>
    <number:number-style style:name="N122">
      <number:text> $-</number:text>
      <number:number number:decimal-places="0" number:min-integer-digits="0"/>
      <number:text> </number:text>
    </number:number-style>
    <number:currency-style style:name="N125P0" style:volatile="true">
      <number:currency-symbol>$</number:currency-symbol>
      <number:number number:decimal-places="2" number:min-integer-digits="1" number:grouping="true"/>
    </number:currency-style>
    <number:currency-style style:name="N125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5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Currency" style:display-name="Excel Built-in Currency" style:family="table-cell" style:parent-style-name="Default" style:data-style-name="N123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37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17:28:42.611147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DIPROSE James Peter</meta:initial-creator>
    <meta:creation-date>2014-09-22T11:03:26Z</meta:creation-date>
    <dc:date>2014-09-24T17:30:03.481619264</dc:date>
    <meta:editing-cycles>25</meta:editing-cycles>
    <meta:editing-duration>PT15H45M42S</meta:editing-duration>
    <meta:document-statistic meta:table-count="2" meta:cell-count="304" meta:object-count="0"/>
  </office:meta>
</office:document-meta>
</file>